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3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 fo:font-size="18pt" style:font-size-asian="18pt" style:font-size-complex="18pt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font-name="Arial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 style:data-style-name="N113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 style:data-style-name="N11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 style:data-style-name="N116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 style:data-style-name="N117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 style:data-style-name="N115">
      <style:table-cell-properties style:text-align-source="fix" style:repeat-content="false" fo:background-color="transparent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 style:data-style-name="N115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 style:data-style-name="N114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 style:data-style-name="N117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1021" table:default-cell-style-name="ce3"/>
        <table:table-row table:style-name="ro1">
          <table:table-cell table:style-name="ce1"/>
          <table:table-cell table:style-name="ce4" office:value-type="string" calcext:value-type="string">
            <text:p>BTC-E</text:p>
          </table:table-cell>
          <table:table-cell table:style-name="ce12" office:value-type="string" calcext:value-type="string">
            <text:p>Coinba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TC rate</text:p>
          </table:table-cell>
          <table:table-cell table:style-name="ce5" office:value-type="currency" office:currency="$" office:value="636" calcext:value-type="currency">
            <text:p>$636,00</text:p>
          </table:table-cell>
          <table:table-cell table:style-name="ce13" office:value-type="float" office:value="650" calcext:value-type="float">
            <text:p>$650,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AT deposit/withdrawal</text:p>
          </table:table-cell>
          <table:table-cell table:style-name="ce6" office:value-type="percentage" office:value="0.01" calcext:value-type="percentage">
            <text:p>1,00%</text:p>
          </table:table-cell>
          <table:table-cell table:style-name="ce14" office:value-type="percentage" office:value="0.02" calcext:value-type="percentage">
            <text:p>2,0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ys to clear</text:p>
          </table:table-cell>
          <table:table-cell table:style-name="ce7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hange fees</text:p>
          </table:table-cell>
          <table:table-cell table:style-name="ce6" office:value-type="percentage" office:value="0.005" calcext:value-type="percentage">
            <text:p>0,50%</text:p>
          </table:table-cell>
          <table:table-cell table:style-name="ce16" office:value-type="percentage" office:value="0.01" calcext:value-type="percentage">
            <text:p>1,0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TC deposit/withdrawal</text:p>
          </table:table-cell>
          <table:table-cell table:style-name="ce8" office:value-type="float" office:value="0.001" calcext:value-type="float">
            <text:p>0,001</text:p>
          </table:table-cell>
          <table:table-cell table:style-name="ce17" office:value-type="float" office:value="0.0001" calcext:value-type="float">
            <text:p>0,00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TC to arbitrage</text:p>
          </table:table-cell>
          <table:table-cell table:style-name="ce9" office:value-type="float" office:value="100" calcext:value-type="float">
            <text:p>10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2" office:value-type="string" calcext:value-type="string">
            <text:p>Estimated revenue</text:p>
          </table:table-cell>
          <table:table-cell table:style-name="ce10" table:formula="of:=(((([.B7]*[.B2])*(100-[.B3])/100)/[.B2]*(100-[.B5])/100)*[.C2]*(100-[.C5])/100)*(100-[.C3])/100" office:value-type="currency" office:currency="$" office:value="64970.7545497075" calcext:value-type="currency">
            <text:p>$64 9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2" office:value-type="string" calcext:value-type="string">
            <text:p>Invested money</text:p>
          </table:table-cell>
          <table:table-cell table:style-name="ce10" table:formula="of:=[.B2]*[.B7]" office:value-type="currency" office:currency="$" office:value="63600" calcext:value-type="currency">
            <text:p>$63 60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2" office:value-type="string" calcext:value-type="string">
            <text:p>Profit/loss</text:p>
          </table:table-cell>
          <table:table-cell table:style-name="ce11" table:formula="of:=[.B8]-[.B9]" office:value-type="currency" office:currency="$" office:value="1370.75454970751" calcext:value-type="currency">
            <text:p>$1 371</text:p>
          </table:table-cell>
          <table:table-cell table:style-name="ce18"/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">
      <number:currency-symbol>$</number:currency-symbol>
      <number:number number:decimal-places="2" loext:min-decimal-places="2" number:min-integer-digits="1" number:grouping="true"/>
    </number:currency-style>
    <number:number-style style:name="N114">
      <number:text>$</number:text>
      <number:number number:decimal-places="2" loext:min-decimal-places="2" number:min-integer-digits="1" number:grouping="true"/>
    </number:number-style>
    <number:currency-style style:name="N115">
      <number:currency-symbol>$</number:currency-symbol>
      <number:number number:decimal-places="0" loext:min-decimal-places="0" number:min-integer-digits="1" number:grouping="true"/>
    </number:currency-style>
    <number:text-style style:name="N116">
      <number:text-content/>
      <number:text> days</number:text>
    </number:text-style>
    <number:text-style style:name="N117">
      <number:text-content/>
      <number:text>btc</number:text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.00.0000</text:date>, <text:time style:data-style-name="N2" text:time-value="01:10:28.3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7-10-03T01:13:05.606000000</dc:date>
    <meta:editing-duration>PT35M12S</meta:editing-duration>
    <meta:editing-cycles>4</meta:editing-cycles>
    <meta:document-statistic meta:table-count="1" meta:cell-count="25" meta:object-count="0"/>
  </office:meta>
</office:document-meta>
</file>